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dd16467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0" style:family="paragraph" style:parent-style-name="Standard">
      <style:text-properties officeooo:paragraph-rsid="0c8b5238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ca56a5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bad8f69"/>
    </style:style>
    <style:style style:name="P65" style:family="paragraph" style:parent-style-name="Standard">
      <style:text-properties officeooo:paragraph-rsid="0a0f7b62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cc50ec9"/>
    </style:style>
    <style:style style:name="P68" style:family="paragraph" style:parent-style-name="Standard">
      <style:text-properties officeooo:paragraph-rsid="0cc5fe5b"/>
    </style:style>
    <style:style style:name="P69" style:family="paragraph" style:parent-style-name="Standard">
      <style:text-properties officeooo:paragraph-rsid="0ce3fa52"/>
    </style:style>
    <style:style style:name="P70" style:family="paragraph" style:parent-style-name="Standard">
      <style:text-properties officeooo:paragraph-rsid="0d09f881"/>
    </style:style>
    <style:style style:name="P71" style:family="paragraph" style:parent-style-name="Standard">
      <style:text-properties officeooo:paragraph-rsid="0d1ec96e"/>
    </style:style>
    <style:style style:name="P72" style:family="paragraph" style:parent-style-name="Standard">
      <style:text-properties officeooo:paragraph-rsid="0d5d07c4"/>
    </style:style>
    <style:style style:name="P73" style:family="paragraph" style:parent-style-name="Standard">
      <style:text-properties officeooo:paragraph-rsid="0d8c21b9"/>
    </style:style>
    <style:style style:name="P74" style:family="paragraph" style:parent-style-name="Standard">
      <style:text-properties officeooo:paragraph-rsid="0d72706e"/>
    </style:style>
    <style:style style:name="P75" style:family="paragraph" style:parent-style-name="Standard">
      <style:text-properties officeooo:paragraph-rsid="0dbec325"/>
    </style:style>
    <style:style style:name="P76" style:family="paragraph" style:parent-style-name="Standard">
      <style:text-properties officeooo:paragraph-rsid="0de414b5"/>
    </style:style>
    <style:style style:name="P77" style:family="paragraph" style:parent-style-name="Standard">
      <style:text-properties officeooo:paragraph-rsid="0dedec60"/>
    </style:style>
    <style:style style:name="P78" style:family="paragraph" style:parent-style-name="Standard">
      <style:text-properties officeooo:paragraph-rsid="0e03342d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051aee"/>
    </style:style>
    <style:style style:name="P81" style:family="paragraph" style:parent-style-name="Standard">
      <style:text-properties officeooo:paragraph-rsid="0e0bda5c"/>
    </style:style>
    <style:style style:name="P82" style:family="paragraph" style:parent-style-name="Standard">
      <style:text-properties officeooo:paragraph-rsid="0e2a40f4"/>
    </style:style>
    <style:style style:name="P83" style:family="paragraph" style:parent-style-name="Standard">
      <style:text-properties officeooo:paragraph-rsid="0e2f7716"/>
    </style:style>
    <style:style style:name="P84" style:family="paragraph" style:parent-style-name="Standard">
      <style:text-properties officeooo:paragraph-rsid="0e38fc62"/>
    </style:style>
    <style:style style:name="P85" style:family="paragraph" style:parent-style-name="Standard">
      <style:text-properties officeooo:paragraph-rsid="0e61c509"/>
    </style:style>
    <style:style style:name="P86" style:family="paragraph" style:parent-style-name="Standard">
      <style:text-properties officeooo:paragraph-rsid="0e66c33c"/>
    </style:style>
    <style:style style:name="P87" style:family="paragraph" style:parent-style-name="Standard">
      <style:text-properties officeooo:paragraph-rsid="0e671814"/>
    </style:style>
    <style:style style:name="P88" style:family="paragraph" style:parent-style-name="Standard">
      <style:text-properties officeooo:paragraph-rsid="0e82f1b0"/>
    </style:style>
    <style:style style:name="P89" style:family="paragraph" style:parent-style-name="Standard">
      <style:text-properties officeooo:paragraph-rsid="0e8aa5aa"/>
    </style:style>
    <style:style style:name="P90" style:family="paragraph" style:parent-style-name="Standard">
      <style:text-properties officeooo:rsid="0e8aa5aa" officeooo:paragraph-rsid="0e8aa5aa"/>
    </style:style>
    <style:style style:name="P91" style:family="paragraph" style:parent-style-name="Standard">
      <style:text-properties officeooo:paragraph-rsid="0eb9c424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Footnote">
      <style:text-properties officeooo:rsid="043ccc66" officeooo:paragraph-rsid="0ec8cada"/>
    </style:style>
    <style:style style:name="P94" style:family="paragraph" style:parent-style-name="Footnote">
      <style:text-properties officeooo:paragraph-rsid="0e927a73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6" style:family="paragraph" style:parent-style-name="Standard">
      <style:text-properties officeooo:rsid="0ec19879" officeooo:paragraph-rsid="0ec19879"/>
    </style:style>
    <style:style style:name="P97" style:family="paragraph" style:parent-style-name="Standard">
      <style:text-properties officeooo:paragraph-rsid="0ec19879"/>
    </style:style>
    <style:style style:name="P9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9" style:family="paragraph" style:parent-style-name="Standard">
      <style:text-properties officeooo:paragraph-rsid="0ec22dd8"/>
    </style:style>
    <style:style style:name="P100" style:family="paragraph" style:parent-style-name="Standard">
      <style:text-properties officeooo:paragraph-rsid="0ecb810d"/>
    </style:style>
    <style:style style:name="P101" style:family="paragraph" style:parent-style-name="Standard">
      <style:text-properties officeooo:paragraph-rsid="0ecd4bf5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5" style:family="paragraph" style:parent-style-name="Footnote">
      <style:text-properties officeooo:paragraph-rsid="0ef8320a"/>
    </style:style>
    <style:style style:name="P106" style:family="paragraph" style:parent-style-name="Standard">
      <style:text-properties officeooo:paragraph-rsid="0eff0317"/>
    </style:style>
    <style:style style:name="P107" style:family="paragraph" style:parent-style-name="Standard">
      <style:text-properties officeooo:paragraph-rsid="0eff0b7c"/>
    </style:style>
    <style:style style:name="P108" style:family="paragraph" style:parent-style-name="Footnote">
      <style:text-properties officeooo:paragraph-rsid="0f025efd"/>
    </style:style>
    <style:style style:name="P109" style:family="paragraph" style:parent-style-name="Footnote">
      <style:text-properties officeooo:paragraph-rsid="0f051f9f"/>
    </style:style>
    <style:style style:name="P110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5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91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5ee0328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292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8749857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293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1af6950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294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officeooo:rsid="01af6950" fo:background-color="transparent" loext:char-shading-value="0" style:font-size-asian="9pt" style:language-asian="nl" style:country-asian="NL" style:font-style-asian="normal" style:font-name-complex="Bitstream Vera Sans" style:font-size-complex="9pt" style:font-style-complex="normal"/>
    </style:style>
    <style:style style:name="T29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0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0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7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8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1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2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1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1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1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17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3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44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45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46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47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51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54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55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56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57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58" style:family="text">
      <style:text-properties fo:color="#000000" loext:opacity="100%" style:font-name="Liberation Sans" fo:font-size="12pt" style:font-size-asian="12pt" style:font-size-complex="12pt"/>
    </style:style>
    <style:style style:name="T35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60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6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62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font-name="Liberation Sans" officeooo:rsid="047da547"/>
    </style:style>
    <style:style style:name="T37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9" style:family="text">
      <style:text-properties style:use-window-font-color="true" loext:opacity="0%" style:font-name="Liberation Sans" fo:font-size="12pt" style:font-size-asian="12pt" style:font-size-complex="12pt"/>
    </style:style>
    <style:style style:name="T400" style:family="text">
      <style:text-properties officeooo:rsid="04473353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officeooo:rsid="0e59b6fb" style:font-weight-asian="bold" style:font-weight-complex="bold"/>
    </style:style>
    <style:style style:name="T403" style:family="text">
      <style:text-properties officeooo:rsid="0aace3cd"/>
    </style:style>
    <style:style style:name="T404" style:family="text">
      <style:text-properties fo:font-size="10pt" style:font-size-asian="10pt" style:font-size-complex="10pt"/>
    </style:style>
    <style:style style:name="T405" style:family="text">
      <style:text-properties officeooo:rsid="0394a435"/>
    </style:style>
    <style:style style:name="T406" style:family="text">
      <style:text-properties officeooo:rsid="0b668458"/>
    </style:style>
    <style:style style:name="T407" style:family="text">
      <style:text-properties officeooo:rsid="0c125172"/>
    </style:style>
    <style:style style:name="T4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1" style:family="text">
      <style:text-properties officeooo:rsid="0cf7e116"/>
    </style:style>
    <style:style style:name="T412" style:family="text">
      <style:text-properties officeooo:rsid="0b952edb"/>
    </style:style>
    <style:style style:name="T413" style:family="text">
      <style:text-properties loext:padding="0.049cm" loext:border="0.31pt solid #000000"/>
    </style:style>
    <style:style style:name="T414" style:family="text">
      <style:text-properties officeooo:rsid="0ec3cb48"/>
    </style:style>
    <style:style style:name="T415" style:family="text">
      <style:text-properties officeooo:rsid="0ec42890"/>
    </style:style>
    <style:style style:name="T416" style:family="text">
      <style:text-properties officeooo:rsid="0ec6fcb2"/>
    </style:style>
    <style:style style:name="T417" style:family="text">
      <style:text-properties officeooo:rsid="0e3b8d4d"/>
    </style:style>
    <style:style style:name="T418" style:family="text">
      <style:text-properties officeooo:rsid="0e3cac9e"/>
    </style:style>
    <style:style style:name="T419" style:family="text">
      <style:text-properties officeooo:rsid="0eef9ccc"/>
    </style:style>
    <style:style style:name="T420" style:family="text">
      <style:text-properties officeooo:rsid="0e5e443a"/>
    </style:style>
    <style:style style:name="T421" style:family="text">
      <style:text-properties officeooo:rsid="0efc0412"/>
    </style:style>
    <style:style style:name="T422" style:family="text">
      <style:text-properties officeooo:rsid="0efc9c1e"/>
    </style:style>
    <style:style style:name="T423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4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5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6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30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1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32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4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35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6" style:family="text">
      <style:text-properties fo:color="#999999" loext:opacity="100%" style:font-name="Liberation Sans" fo:font-size="12pt" style:font-size-asian="12pt" style:font-size-complex="12pt"/>
    </style:style>
    <style:style style:name="T437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8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0" form:id="control1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text:span text:style-name="T303">C</text:span><text:span text:style-name="T302">hecklist voor </text:span><text:span text:style-name="T304">de installatie</text:span><text:span text:style-name="T302"> van </text:span><text:reference-mark-start text:name="Distributie"/><text:span text:style-name="T305">Debian</text:span><text:reference-mark-end text:name="Distributie"/><text:span text:style-name="T306"> </text:span><text:span text:style-name="T307">GNU/Linux </text:span><text:reference-mark-start text:name="Versie"/><text:span text:style-name="T305">1</text:span><text:span text:style-name="T308">1</text:span><text:reference-mark-end text:name="Versie"/><text:span text:style-name="Strong_20_Emphasis"><text:span text:style-name="T341"> </text:span></text:span><text:span text:style-name="Strong_20_Emphasis"><text:span text:style-name="T342">LTS</text:span></text:span><text:span text:style-name="T309"><text:note text:id="ftn1" text:note-class="footnote"><text:note-citation>1</text:note-citation><text:note-body><text:p text:style-name="P29"><text:span text:style-name="T405">Deze versie heeft codenaam </text:span><text:span text:style-name="T362">B</text:span><text:span text:style-name="T363">ullseye</text:span><text:span text:style-name="T406"> </text:span><text:span text:style-name="T407">(</text:span><text:span text:style-name="T363">bullseye</text:span><text:span text:style-name="T407">)</text:span><text:span text:style-name="T406"> </text:span><text:span text:style-name="T364">en is een zogenaamde LTS-versie (</text:span><text:span text:style-name="T365">LTS=</text:span><text:span text:style-name="T364">Long-Term Support, langetermijnondersteuning). <text:s/></text:span><text:span text:style-name="T366">Deze</text:span><text:span text:style-name="T364"> LTS-versie versch</text:span><text:span text:style-name="T366">een </text:span><text:span text:style-name="T367">in </text:span><text:span text:style-name="T368">augustus</text:span><text:span text:style-name="T364"> 20</text:span><text:span text:style-name="T368">2</text:span><text:span text:style-name="T366">1</text:span><text:span text:style-name="T364"> en wordt </text:span><text:span text:style-name="T372">standaard </text:span><text:span text:style-name="T364">vanaf vrijgave </text:span><text:span text:style-name="T367">vijf</text:span><text:span text:style-name="T364"> jaar ondersteund</text:span><text:span text:style-name="T369"> </text:span><text:span text:style-name="T364">(</text:span><text:span text:style-name="T370">updates </text:span><text:span text:style-name="T364">tot </text:span><text:span text:style-name="T368">augustus</text:span><text:span text:style-name="T366"> </text:span><text:span text:style-name="T364">202</text:span><text:span text:style-name="T368">6</text:span><text:span text:style-name="T369">)</text:span><text:span text:style-name="T371">.</text:span></text:p></text:note-body></text:note></text:span><text:span text:style-name="T310"> </text:span><text:reference-mark-start text:name="Editie"/><text:span text:style-name="T311">desktop</text:span><text:reference-mark-end text:name="Editie"/><text:span text:style-name="T312">.</text:span></text:p>
      <text:p text:style-name="P4"/>
      <text:p text:style-name="Standard"><text:span text:style-name="T39">Kijk op</text:span><text:span text:style-name="T333"> </text:span><text:a xlink:type="simple" xlink:href="https://karelzimmer.nl/" text:style-name="Internet_20_link" text:visited-style-name="Visited_20_Internet_20_Link"><text:span text:style-name="T11">karelzimmer.nl</text:span></text:a><text:span text:style-name="T333"> </text:span><text:span text:style-name="T375">voor</text:span><text:span text:style-name="T376"> </text:span><text:span text:style-name="T377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78">(zie toelichting)</text:span><text:span text:style-name="T21">:</text:span></text:p>
      <text:p text:style-name="P32"><text:span text:style-name="Definition"><text:span text:style-name="T380">g</text:span></text:span><text:span text:style-name="Definition"><text:span text:style-name="T379">ebruiker</text:span></text:span><text:span text:style-name="Definition"><text:span text:style-name="T383"><text:tab/><text:tab/></text:span></text:span><text:span text:style-name="Definition"><text:span text:style-name="T399"> <text:tab/><text:tab/></text:span></text:span><text:span text:style-name="T384"><draw:control text:anchor-type="as-char" svg:y="-0.429cm" draw:z-index="10" draw:name="Gebruiker" draw:style-name="gr2" draw:text-style-name="P116" svg:width="6.061cm" svg:height="0.6cm" draw:control="control11"><svg:title>Gebruiker</svg:title><svg:desc>Volledige naam, bijv. Jan Stek</svg:desc></draw:control></text:span><text:span text:style-name="T384"><text:tab/></text:span><text:span text:style-name="T385">(</text:span><text:span text:style-name="T381">volledige naam, bijv. </text:span><text:span text:style-name="T397">J</text:span><text:span text:style-name="T398">a</text:span><text:span text:style-name="T397">n </text:span><text:span text:style-name="T398">Jansen</text:span><text:span text:style-name="T382">)</text:span></text:p>
      <text:p text:style-name="Standard"><text:span text:style-name="Definition"><text:span text:style-name="T380">g</text:span></text:span><text:span text:style-name="Definition"><text:span text:style-name="T379">ebruikersnaam<text:tab/></text:span></text:span><text:span text:style-name="Definition"><text:span text:style-name="T379"><draw:control text:anchor-type="as-char" svg:y="-0.429cm" draw:z-index="11" draw:name="Gberuikersnaam" draw:style-name="gr2" draw:text-style-name="P116" svg:width="6.061cm" svg:height="0.6cm" draw:control="control12"><svg:title>Gebruikersnaam</svg:title><svg:desc>Korte naam, bijv. jan</svg:desc></draw:control></text:span></text:span><text:span text:style-name="Definition"><text:span text:style-name="T379"><text:tab/></text:span></text:span><text:span text:style-name="T12">(korte naam, bijv. </text:span><text:span text:style-name="T331">j</text:span><text:span text:style-name="T332">a</text:span><text:span text:style-name="T331">n</text:span><text:span text:style-name="T12">)</text:span></text:p>
      <text:p text:style-name="P31"><text:span text:style-name="Definition"><text:span text:style-name="T387">c</text:span></text:span><text:span text:style-name="Definition"><text:span text:style-name="T386">omputernaam<text:tab/><text:tab/></text:span></text:span><text:span text:style-name="Definition"><text:span text:style-name="T384"><draw:control text:anchor-type="as-char" svg:y="-0.429cm" draw:z-index="12" draw:name="Computernaam" draw:style-name="gr2" draw:text-style-name="P116" svg:width="6.061cm" svg:height="0.6cm" draw:control="control13"><svg:title>Computernaam</svg:title><svg:desc>Unieke naam van de computer</svg:desc></draw:control></text:span></text:span><text:span text:style-name="Definition"><text:span text:style-name="T384"><text:tab/></text:span></text:span><text:span text:style-name="Definition"><text:span text:style-name="T390">(</text:span></text:span><text:span text:style-name="Definition"><text:span text:style-name="T391">naam van de compute</text:span></text:span><text:span text:style-name="Definition"><text:span text:style-name="T392">r, </text:span></text:span><text:span text:style-name="Definition"><text:span text:style-name="T393">bijv. p</text:span></text:span><text:span text:style-name="Definition"><text:span text:style-name="T394">c02</text:span></text:span><text:span text:style-name="Definition"><text:span text:style-name="T390">)</text:span></text:span></text:p>
      <text:p text:style-name="P31"><text:span text:style-name="Definition"><text:span text:style-name="T380">o</text:span></text:span><text:span text:style-name="Definition"><text:span text:style-name="T379">pstartmenu</text:span></text:span><text:span text:style-name="Definition"><text:span text:style-name="T384"><text:tab/><text:tab/><text:tab/></text:span></text:span><text:span text:style-name="Definition"><text:span text:style-name="T384"><draw:control text:anchor-type="as-char" svg:y="-0.429cm" draw:z-index="13" draw:name="Opstartmenu" draw:style-name="gr2" draw:text-style-name="P116" svg:width="6.061cm" svg:height="0.6cm" draw:control="control14"><svg:title>Opstartmenu</svg:title><svg:desc>Toets voor het opstartmenu ("bootmenu")</svg:desc></draw:control></text:span></text:span><text:span text:style-name="Definition"><text:span text:style-name="T384"><text:tab/></text:span></text:span><text:span text:style-name="Definition"><text:span text:style-name="T390">(</text:span></text:span><text:span text:style-name="Definition"><text:span text:style-name="T391">to</text:span></text:span><text:span text:style-name="Definition"><text:span text:style-name="T395">ets voor het opstartmedium</text:span></text:span><text:span text:style-name="Definition"><text:span text:style-name="T396">)</text:span></text:span></text:p>
      <text:p text:style-name="P31"><text:span text:style-name="Definition"><text:span text:style-name="T388">i</text:span></text:span><text:span text:style-name="Definition"><text:span text:style-name="T389">nstellingen</text:span></text:span><text:span text:style-name="T390"><text:tab/> <text:tab/><text:tab/></text:span><text:span text:style-name="T390"><draw:control text:anchor-type="as-char" svg:y="-0.429cm" draw:z-index="9" draw:name="Instellingen" draw:style-name="gr2" draw:text-style-name="P116" svg:width="6.061cm" svg:height="0.6cm" draw:control="control10"><svg:title>Instellingen</svg:title><svg:desc>Toets voor het BIOS/UEFI-scherm ("setup")</svg:desc></draw:control></text:span><text:span text:style-name="T390"><text:tab/>(</text:span><text:span text:style-name="T391">toets voor het BIOS/UEFI-scherm</text:span><text:span text:style-name="T390">)</text:span></text:p>
      <text:p text:style-name="P34"><text:span text:style-name="Definition"><text:span text:style-name="T424">g</text:span></text:span><text:span text:style-name="Definition"><text:span text:style-name="T423">ebruiker</text:span></text:span><text:span text:style-name="Definition"><text:span text:style-name="T425">2</text:span></text:span><text:span text:style-name="Definition"><text:span text:style-name="T426"><text:tab/></text:span></text:span><text:span text:style-name="Definition"><text:span text:style-name="T436"> <text:tab/><text:tab/></text:span></text:span><text:span text:style-name="T427"><draw:control text:anchor-type="as-char" svg:y="-0.429cm" draw:z-index="25" draw:name="Gebruiker 1" draw:style-name="gr2" draw:text-style-name="P116" svg:width="6.061cm" svg:height="0.6cm" draw:control="control26"><svg:title>Gebruiker</svg:title><svg:desc>Volledige naam, bijv. Jan Stek</svg:desc></draw:control></text:span><text:span text:style-name="T427"><text:tab/></text:span><text:span text:style-name="T428">(</text:span><text:span text:style-name="T429">volledige naam </text:span><text:span text:style-name="T430">evt. 2</text:span><text:span text:style-name="T437">e</text:span><text:span text:style-name="T430"> gebruiker</text:span><text:span text:style-name="T431">)</text:span></text:p>
      <text:p text:style-name="P101"><text:span text:style-name="Definition"><text:span text:style-name="T424">g</text:span></text:span><text:span text:style-name="Definition"><text:span text:style-name="T423">ebruikersnaam</text:span></text:span><text:span text:style-name="Definition"><text:span text:style-name="T425">2</text:span></text:span><text:span text:style-name="Definition"><text:span text:style-name="T432"><text:tab/></text:span></text:span><text:span text:style-name="Definition"><text:span text:style-name="T432"><draw:control text:anchor-type="as-char" svg:y="-0.429cm" draw:z-index="26" draw:name="Gberuikersnaam 1" draw:style-name="gr2" draw:text-style-name="P116" svg:width="6.061cm" svg:height="0.6cm" draw:control="control27"><svg:title>Gebruikersnaam</svg:title><svg:desc>Korte naam, bijv. jan</svg:desc></draw:control></text:span></text:span><text:span text:style-name="Definition"><text:span text:style-name="T432"><text:tab/></text:span></text:span><text:span text:style-name="T433">(korte naam</text:span><text:span text:style-name="T434"> </text:span><text:span text:style-name="T435">evt. 2</text:span><text:span text:style-name="T438">e</text:span><text:span text:style-name="T435"> gebruiker</text:span><text:span text:style-name="T433">)</text:span></text:p>
      <text:p text:style-name="P34"><text:span text:style-name="T319">Vervang </text:span><text:span text:style-name="Definition"><text:span text:style-name="T14">schuingedrukte</text:span></text:span><text:span text:style-name="T319"> </text:span><text:span text:style-name="T320">woorden </text:span><text:span text:style-name="T319">in deze checklist door </text:span><text:span text:style-name="T320">boven</text:span><text:span text:style-name="T319">staande waarden.</text:span></text:p>
      <text:p text:style-name="P39"/>
      <text:p text:style-name="P33"><text:span text:style-name="Strong_20_Emphasis"><text:span text:style-name="T327"/></text:span></text:p>
      <text:p text:style-name="P35"><text:span text:style-name="T329">Nog niet op Linux?</text:span><text:span text:style-name="T321"><text:tab/></text:span><text:span text:style-name="T324"><text:tab/></text:span><text:span text:style-name="T325">G</text:span><text:span text:style-name="T318">ebruik </text:span><text:span text:style-name="Strong_20_Emphasis"><text:span text:style-name="T330">Checklist migratie</text:span></text:span><text:span text:style-name="T318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22"> onder </text:span><text:span text:style-name="T328">Linux</text:span><text:span text:style-name="T323">.</text:span></text:p>
      <text:p text:style-name="P23"><text:span text:style-name="T300">Nieuwe installatie?</text:span><text:span text:style-name="T295"><text:tab/></text:span><text:span text:style-name="T297"></text:span><text:span text:style-name="T299"><text:tab/></text:span><text:span text:style-name="T298">B</text:span><text:span text:style-name="T295">egin bij hoofdstuk </text:span><text:span text:style-name="T300"><text:bookmark-ref text:reference-format="page" text:ref-name="__RefNumPara__4009_1271708128">2</text:bookmark-ref></text:span><text:span text:style-name="T300"><text:s text:c="2"/></text:span><text:span text:style-name="T301"><text:bookmark-ref text:reference-format="text" text:ref-name="__RefNumPara__4009_1271708128">Installatie uitvoeren</text:bookmark-ref></text:span><text:span text:style-name="T296">.</text:span></text:p>
      <text:p text:style-name="P30"><text:span text:style-name="Strong_20_Emphasis"><text:span text:style-name="T326"/></text:span></text:p>
      <text:list xml:id="list4211629373" text:style-name="L1">
        <text:list-item>
          <text:p text:style-name="P111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99"><text:span text:style-name="Strong_20_Emphasis"><text:span text:style-name="T64"><text:s/></text:span></text:span><text:span text:style-name="Strong_20_Emphasis"><text:span text:style-name="T120"><draw:control text:anchor-type="as-char" draw:z-index="24" draw:name="Vorm 1" draw:style-name="gr1" draw:text-style-name="P115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98">Leg Wi<text:span text:style-name="T414">F</text:span>i-<text:span text:style-name="T415">gegevens vast zoals de naam v</text:span><text:span text:style-name="T416">a</text:span><text:span text:style-name="T415">n het netwerk (SSID) en wachtwoord</text:span><text:span text:style-name="Strong_20_Emphasis"><text:span text:style-name="T119"><text:note text:id="ftn2" text:note-class="footnote"><text:note-citation>2</text:note-citation><text:note-body><text:p text:style-name="P93"><text:span text:style-name="User_20_Entry"><text:span text:style-name="T219">Bijv. </text:span></text:span><text:span text:style-name="User_20_Entry"><text:span text:style-name="T218">met </text:span></text:span><text:span text:style-name="User_20_Entry"><text:span text:style-name="T245">Terminalvenster</text:span></text:span><text:span text:style-name="User_20_Entry"><text:span text:style-name="T217"> </text:span></text:span><text:span text:style-name="User_20_Entry"><text:span text:style-name="T219">opdracht</text:span></text:span><text:span text:style-name="User_20_Entry"><text:span text:style-name="T217">: </text:span></text:span><text:span text:style-name="User_20_Entry"><text:span text:style-name="T266">sudo </text:span></text:span><text:span text:style-name="User_20_Entry"><text:span text:style-name="T268">more</text:span></text:span><text:span text:style-name="User_20_Entry"><text:span text:style-name="T266"> </text:span></text:span><text:span text:style-name="User_20_Entry"><text:span text:style-name="T267">/etc/NetworkManager/system-connections/</text:span></text:span><text:span text:style-name="User_20_Entry"><text:span text:style-name="T266">*</text:span></text:span></text:p></text:note-body></text:note></text:span></text:span><text:span text:style-name="Strong_20_Emphasis"><text:span text:style-name="T119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95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0" draw:name="Vorm3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64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5"><text:note text:id="ftn3" text:note-class="footnote"><text:note-citation>3</text:note-citation><text:note-body><text:p text:style-name="P27"><text:span text:style-name="T255">E</text:span><text:span text:style-name="T258">v</text:span><text:span text:style-name="T259">en</text:span><text:span text:style-name="T261">t</text:span><text:span text:style-name="T262">uele </text:span><text:span text:style-name="T263">extra </text:span><text:span text:style-name="T265">gebruiker</text:span><text:span text:style-name="T263">s aanmelden </text:span><text:span text:style-name="T264">en dezelfde stappen uitvoeren</text:span><text:span text:style-name="T260">.</text:span></text:p></text:note-body></text:note></text:span></text:span><text:span text:style-name="Strong_20_Emphasis"><text:span text:style-name="T65">.</text:span></text:span></text:p>
          </table:table-cell>
        </table:table-row>
        <table:table-row table:style-name="TableLine94002419402752">
          <table:table-cell table:style-name="_31_._5f_Installatie_5f_voorbereiden.A1" office:value-type="string">
            <text:p text:style-name="P60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002419403040">
          <table:table-cell table:style-name="_31_._5f_Installatie_5f_voorberei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14" draw:name="Vorm4" draw:style-name="gr1" draw:text-style-name="P11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106"><text:span text:style-name="Strong_20_Emphasis"><text:span text:style-name="T64">Installeer </text:span></text:span><text:span text:style-name="Strong_20_Emphasis"><text:span text:style-name="T114">pakket kz </text:span></text:span><text:span text:style-name="Strong_20_Emphasis"><text:span text:style-name="T116">van Karel Zimmer </text:span></text:span><text:span text:style-name="Strong_20_Emphasis"><text:span text:style-name="T114">met </text:span></text:span><text:span text:style-name="Strong_20_Emphasis"><text:span text:style-name="T116">Linux documenten</text:span></text:span><text:span text:style-name="Strong_20_Emphasis"><text:span text:style-name="T115"> en </text:span></text:span><text:span text:style-name="Strong_20_Emphasis"><text:span text:style-name="T113">scripts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69"><text:note text:id="ftn4" text:note-class="footnote"><text:note-citation>4</text:note-citation><text:note-body><text:p text:style-name="P24"><text:span text:style-name="T313">De </text:span><text:span text:style-name="T314">Super</text:span><text:span text:style-name="T313">-toets is de Windows</text:span><text:span text:style-name="T315">-</text:span><text:span text:style-name="T316">toets</text:span><text:span text:style-name="T313">, </text:span><text:span text:style-name="T315">C</text:span><text:span text:style-name="T313">ommand-</text:span><text:span text:style-name="T316">toets</text:span><text:span text:style-name="T313">, of </text:span><text:span text:style-name="T315">V</text:span><text:span text:style-name="T313">ergrootglas-toets.</text:span>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53">Terminalvenster</text:span></text:span><text:span text:style-name="Strong_20_Emphasis"><text:span text:style-name="T75">.</text:span></text:span><text:span text:style-name="Strong_20_Emphasis"><text:span text:style-name="T72"> </text:span></text:span></text:p>
          </table:table-cell>
        </table:table-row>
        <table:table-row table:style-name="TableLine94002419403328">
          <table:table-cell table:style-name="_31_._5f_Installatie_5f_voorbereiden.A1" office:value-type="string">
            <text:p text:style-name="P71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75"><text:span text:style-name="T4">Typ</text:span><text:span text:style-name="Strong_20_Emphasis"><text:span text:style-name="T76">, of </text:span></text:span><text:span text:style-name="Strong_20_Emphasis"><text:span text:style-name="T72">kopieer en plak, de</text:span></text:span><text:span text:style-name="Strong_20_Emphasis"><text:span text:style-name="T77">z</text:span></text:span><text:span text:style-name="Strong_20_Emphasis"><text:span text:style-name="T72">e </text:span></text:span><text:span text:style-name="Strong_20_Emphasis"><text:span text:style-name="T78">drie </text:span></text:span><text:span text:style-name="Strong_20_Emphasis"><text:span text:style-name="T72">opdrachten, ieder gevolgd door de </text:span></text:span><text:span text:style-name="Strong_20_Emphasis"><text:span text:style-name="T67">Enter</text:span></text:span><text:span text:style-name="Strong_20_Emphasis"><text:span text:style-name="T66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75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00241940361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0"><text:span text:style-name="T3">V</text:span><text:span text:style-name="Strong_20_Emphasis"><text:span text:style-name="T79">olg </text:span></text:span><text:span text:style-name="Strong_20_Emphasis"><text:span text:style-name="T80">de aanwijzingen op het scherm.</text:span></text:span></text:p>
          </table:table-cell>
        </table:table-row>
        <table:table-row table:style-name="TableLine9400241940390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002419404192">
          <table:table-cell table:style-name="_31_._5f_Installatie_5f_voorberei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1" draw:name="Vorm6" draw:style-name="gr1" draw:text-style-name="P11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8">Bereid de installatie voor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81">druk </text:span></text:span><text:span text:style-name="Strong_20_Emphasis"><text:span text:style-name="T82">op de </text:span></text:span><text:span text:style-name="Strong_20_Emphasis"><text:span text:style-name="T83">Super</text:span></text:span><text:span text:style-name="Strong_20_Emphasis"><text:span text:style-name="T82">-toets</text:span></text:span><text:span text:style-name="Strong_20_Emphasis"><text:span text:style-name="T37"><text:note-ref text:note-class="footnote" text:reference-format="text" text:ref-name="ftn4">4</text:note-ref></text:span></text:span><text:span text:style-name="Strong_20_Emphasis"><text:span text:style-name="T68">, </text:span></text:span><text:span text:style-name="Strong_20_Emphasis"><text:span text:style-name="T84">t</text:span></text:span><text:span text:style-name="Strong_20_Emphasis"><text:span text:style-name="T71">yp </text:span></text:span><text:span text:style-name="Strong_20_Emphasis"><text:span text:style-name="T154">men</text:span></text:span><text:span text:style-name="Strong_20_Emphasis"><text:span text:style-name="T155">u</text:span></text:span><text:span text:style-name="Strong_20_Emphasis"><text:span text:style-name="T69"> </text:span></text:span><text:span text:style-name="Strong_20_Emphasis"><text:span text:style-name="T85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</text:span></text:span><text:span text:style-name="Strong_20_Emphasis"><text:span text:style-name="T121"> </text:span></text:span><text:span text:style-name="Strong_20_Emphasis"><text:span text:style-name="T179">Installatiem</text:span></text:span><text:span text:style-name="Strong_20_Emphasis"><text:span text:style-name="T180">enu</text:span></text:span><text:span text:style-name="Strong_20_Emphasis"><text:span text:style-name="T82">.</text:span></text:span></text:p>
          </table:table-cell>
        </table:table-row>
        <table:table-row table:style-name="TableLine94002419404480">
          <table:table-cell table:style-name="_31_._5f_Installatie_5f_voorbereiden.A1" office:value-type="string">
            <text:p text:style-name="P67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86">K</text:span></text:span><text:span text:style-name="Strong_20_Emphasis"><text:span text:style-name="T87">ie</text:span></text:span><text:span text:style-name="Strong_20_Emphasis"><text:span text:style-name="T88">s</text:span></text:span><text:span text:style-name="Strong_20_Emphasis"><text:span text:style-name="T80"> </text:span></text:span><text:span text:style-name="Strong_20_Emphasis"><text:span text:style-name="T181">1</text:span></text:span><text:span text:style-name="Strong_20_Emphasis"><text:span text:style-name="T182"> </text:span></text:span><text:span text:style-name="Strong_20_Emphasis"><text:span text:style-name="T183">In</text:span></text:span><text:span text:style-name="Strong_20_Emphasis"><text:span text:style-name="T172">stallatie voorbereid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91">v</text:span></text:span><text:span text:style-name="Strong_20_Emphasis"><text:span text:style-name="T80">olg de aanwijzingen op het scherm.</text:span></text:span></text:p>
          </table:table-cell>
        </table:table-row>
      </table:table>
      <text:p text:style-name="P42"/>
      <text:list xml:id="list120334376537052" text:continue-numbering="true" text:style-name="L1">
        <text:list-item>
          <text:p text:style-name="P112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02419338832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2" draw:name="Vorm9" draw:style-name="gr1" draw:text-style-name="P11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7"><text:span text:style-name="T358">Start de computer op vanaf </text:span><text:span text:style-name="T359">een </text:span><text:span text:style-name="T359"><text:reference-ref text:reference-format="text" text:ref-name="Distributie">Debian</text:reference-ref></text:span><text:span text:style-name="T359"><text:s/></text:span><text:span text:style-name="Strong_20_Emphasis"><text:span text:style-name="T334"><text:reference-ref text:reference-format="text" text:ref-name="Versie">11</text:reference-ref></text:span></text:span><text:span text:style-name="Strong_20_Emphasis"><text:span text:style-name="T334"><text:s/></text:span></text:span><text:span text:style-name="T360">(</text:span><text:span text:style-name="T361">Live</text:span><text:span text:style-name="T207"><text:note text:id="ftn5" text:note-class="footnote"><text:note-citation>1</text:note-citation><text:note-body><text:p text:style-name="P28"><text:span text:style-name="T400">Vanaf ee</text:span>n Live <text:span text:style-name="T403">USB-stick </text:span><text:span text:style-name="T419">(</text:span><text:span text:style-name="T403">of </text:span><text:span text:style-name="T419">cd/dvd</text:span><text:span text:style-name="T373">)</text:span><text:span text:style-name="T404"> </text:span>kunt <text:span text:style-name="T400">u opstarten en</text:span> met <text:reference-ref text:reference-format="text" text:ref-name="Distributie">Debian</text:reference-ref><text:s/>werken zonder deze te installeren.</text:p></text:note-body></text:note></text:span><text:span text:style-name="T208">)</text:span><text:span text:style-name="T206"> </text:span><text:span text:style-name="T209">GNOME</text:span><text:span text:style-name="T206"> </text:span><text:span text:style-name="T210">USB-stick</text:span><text:span text:style-name="T210"><text:note text:id="ftn6" text:note-class="footnote"><text:note-citation>2</text:note-citation><text:note-body><text:p text:style-name="P94"><text:span text:style-name="T22">D</text:span><text:span text:style-name="Strong_20_Emphasis"><text:span text:style-name="T220">ow</text:span></text:span><text:span text:style-name="Strong_20_Emphasis"><text:span text:style-name="T221">nload </text:span></text:span><text:span text:style-name="Strong_20_Emphasis"><text:span text:style-name="T213">e</text:span></text:span><text:span text:style-name="Strong_20_Emphasis"><text:span text:style-name="T222">e</text:span></text:span><text:span text:style-name="Strong_20_Emphasis"><text:span text:style-name="T223">n</text:span></text:span><text:span text:style-name="Strong_20_Emphasis"><text:span text:style-name="T253"> </text:span></text:span><text:span text:style-name="Strong_20_Emphasis"><text:span text:style-name="T221">Live CD </text:span></text:span><text:span text:style-name="Strong_20_Emphasis"><text:span text:style-name="T224">v</text:span></text:span><text:span text:style-name="Strong_20_Emphasis"><text:span text:style-name="T225">anaf</text:span></text:span><text:span text:style-name="Strong_20_Emphasis"><text:span text:style-name="T226"> </text:span></text:span><text:a xlink:type="simple" xlink:href="https://www.debian.org/CD/live/" text:style-name="Internet_20_link" text:visited-style-name="Visited_20_Internet_20_Link"><text:span text:style-name="Strong_20_Emphasis"><text:span text:style-name="T408">debian.org/cd/live</text:span></text:span></text:a><text:span text:style-name="Strong_20_Emphasis"><text:span text:style-name="T226">, blader naar beneden en klik op </text:span></text:span><text:span text:style-name="Strong_20_Emphasis"><text:span text:style-name="T240">unofficial live images for stable with firmware included</text:span></text:span><text:span text:style-name="Strong_20_Emphasis"><text:span text:style-name="T226">. Klik vervolgens door </text:span></text:span><text:span text:style-name="Strong_20_Emphasis"><text:span text:style-name="T214">naar</text:span></text:span><text:span text:style-name="Strong_20_Emphasis"><text:span text:style-name="T226"> </text:span></text:span><text:span text:style-name="Strong_20_Emphasis"><text:span text:style-name="T240">amd64</text:span></text:span><text:span text:style-name="Strong_20_Emphasis"><text:span text:style-name="T226"> en </text:span></text:span><text:span text:style-name="Strong_20_Emphasis"><text:span text:style-name="T240">iso-hybrid</text:span></text:span><text:span text:style-name="Strong_20_Emphasis"><text:span text:style-name="T226">. </text:span></text:span><text:span text:style-name="Strong_20_Emphasis"><text:span text:style-name="T214">D</text:span></text:span><text:span text:style-name="Strong_20_Emphasis"><text:span text:style-name="T227">aar aangekomen kies </text:span></text:span><text:span text:style-name="T241">debian-live-11...</text:span><text:span text:style-name="T242">-</text:span><text:span text:style-name="T241">amd-64-</text:span><text:span text:style-name="T242">gnome</text:span><text:span text:style-name="T243">+non-fre</text:span><text:span text:style-name="T244">e</text:span><text:span text:style-name="T243">.iso</text:span><text:span text:style-name="Strong_20_Emphasis"><text:span text:style-name="T221">, </text:span></text:span><text:span text:style-name="Strong_20_Emphasis"><text:span text:style-name="T220">e</text:span></text:span><text:span text:style-name="Strong_20_Emphasis"><text:span text:style-name="T228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108"><text:span text:style-name="T22"><text:tab/></text:span><text:span text:style-name="Strong_20_Emphasis"><text:span text:style-name="T269">Zoek</text:span></text:span><text:span text:style-name="Strong_20_Emphasis"><text:span text:style-name="T270"> </text:span></text:span><text:span text:style-name="Strong_20_Emphasis"><text:span text:style-name="T287">s</text:span></text:span><text:span text:style-name="Strong_20_Emphasis"><text:span text:style-name="T288">ch</text:span></text:span><text:span text:style-name="Strong_20_Emphasis"><text:span text:style-name="T270"> en klik op het pictogram van</text:span></text:span><text:span text:style-name="Strong_20_Emphasis"><text:span text:style-name="T271"> </text:span></text:span><text:span text:style-name="Strong_20_Emphasis"><text:span text:style-name="T290">Schijven</text:span></text:span><text:span text:style-name="Strong_20_Emphasis"><text:span text:style-name="T272">. Selecteer de USB-stick in de lijst van schijven aan de linkerkant en klik rechtsboven op </text:span></text:span><text:span text:style-name="Strong_20_Emphasis"><text:span text:style-name="T289">Schijfinstellingen</text:span></text:span><text:span text:style-name="Strong_20_Emphasis"><text:span text:style-name="T272"> </text:span></text:span><text:span text:style-name="Strong_20_Emphasis"><text:span text:style-name="T289">⋮</text:span></text:span><text:span text:style-name="Strong_20_Emphasis"><text:span text:style-name="T272"> (icoontje met de drie puntjes).</text:span></text:span></text:p><text:p text:style-name="P109"><text:span text:style-name="Strong_20_Emphasis"><text:span text:style-name="T272"><text:tab/>Kies </text:span></text:span><text:span text:style-name="Strong_20_Emphasis"><text:span text:style-name="T289">Schijfkopie terugzetten</text:span></text:span><text:span text:style-name="Strong_20_Emphasis"><text:span text:style-name="T272"> en selecteer </text:span></text:span><text:span text:style-name="Strong_20_Emphasis"><text:span text:style-name="T286">het net</text:span></text:span><text:span text:style-name="Strong_20_Emphasis"><text:span text:style-name="T284"> gedownloade CD-beeldbestand </text:span></text:span><text:span text:style-name="Strong_20_Emphasis"><text:span text:style-name="T285">(.iso)</text:span></text:span><text:span text:style-name="Strong_20_Emphasis"><text:span text:style-name="T284">.</text:span></text:span></text:p><text:p text:style-name="P108"><text:span text:style-name="Strong_20_Emphasis"><text:span text:style-name="T272"><text:tab/>Klik op </text:span></text:span><text:span text:style-name="Strong_20_Emphasis"><text:span text:style-name="T289">Terugzetten starten</text:span></text:span><text:span text:style-name="Strong_20_Emphasis"><text:span text:style-name="T272"> en vervolgens op </text:span></text:span><text:span text:style-name="Strong_20_Emphasis"><text:span text:style-name="T289">Terugzetten</text:span></text:span><text:span text:style-name="Strong_20_Emphasis"><text:span text:style-name="T273">, </text:span></text:span><text:span text:style-name="Strong_20_Emphasis"><text:span text:style-name="T274">o</text:span></text:span><text:span text:style-name="Strong_20_Emphasis"><text:span text:style-name="T275">f </text:span></text:span><text:span text:style-name="Strong_20_Emphasis"><text:span text:style-name="T276">gebruik </text:span></text:span><text:span text:style-name="Strong_20_Emphasis"><text:span text:style-name="T277">het programma </text:span></text:span><text:span text:style-name="Strong_20_Emphasis"><text:span text:style-name="T256">Etche</text:span></text:span><text:span text:style-name="Strong_20_Emphasis"><text:span text:style-name="T257">r</text:span></text:span><text:span text:style-name="Strong_20_Emphasis"><text:span text:style-name="T277"> </text:span></text:span><text:span text:style-name="Strong_20_Emphasis"><text:span text:style-name="T278">(</text:span></text:span><text:a xlink:type="simple" xlink:href="https://www.balena.io/etcher/" text:style-name="Internet_20_link" text:visited-style-name="Visited_20_Internet_20_Link"><text:span text:style-name="Strong_20_Emphasis"><text:span text:style-name="T410">etcher.io</text:span></text:span></text:a><text:span text:style-name="Strong_20_Emphasis"><text:span text:style-name="T278">); </text:span></text:span><text:span text:style-name="Strong_20_Emphasis"><text:span text:style-name="T256">Etche</text:span></text:span><text:span text:style-name="Strong_20_Emphasis"><text:span text:style-name="T257">r</text:span></text:span><text:span text:style-name="Strong_20_Emphasis"><text:span text:style-name="T279"> is</text:span></text:span><text:span text:style-name="Strong_20_Emphasis"><text:span text:style-name="T278"> </text:span></text:span><text:span text:style-name="Strong_20_Emphasis"><text:span text:style-name="T275">beschikbaar voor </text:span></text:span><text:span text:style-name="Strong_20_Emphasis"><text:span text:style-name="T272">Windows, </text:span></text:span><text:span text:style-name="Strong_20_Emphasis"><text:span text:style-name="T280">mac</text:span></text:span><text:span text:style-name="Strong_20_Emphasis"><text:span text:style-name="T281">OS</text:span></text:span><text:span text:style-name="Strong_20_Emphasis"><text:span text:style-name="T277">, </text:span></text:span><text:span text:style-name="Strong_20_Emphasis"><text:span text:style-name="T278">en </text:span></text:span><text:span text:style-name="Strong_20_Emphasis"><text:span text:style-name="T282">GNU/</text:span></text:span><text:span text:style-name="Strong_20_Emphasis"><text:span text:style-name="T277">Linux</text:span></text:span><text:span text:style-name="Strong_20_Emphasis"><text:span text:style-name="T283">.</text:span></text:span></text:p></text:note-body></text:note></text:span><text:span text:style-name="T206">.</text:span></text:p>
            <text:p text:style-name="P62"><text:span text:style-name="T211">Opstartmenu/</text:span><text:span text:style-name="T212">boot menu</text:span><text:span text:style-name="T211"> </text:span><text:span text:style-name="T206">via </text:span><text:span text:style-name="Definition"><text:span text:style-name="T5">opstartmenu</text:span></text:span><text:span text:style-name="T206">, </text:span><text:span text:style-name="T211">instellingen/</text:span><text:span text:style-name="T212">setup</text:span><text:span text:style-name="T206"> via </text:span><text:span text:style-name="Definition"><text:span text:style-name="T5">instellingen</text:span></text:span><text:span text:style-name="T206">.</text:span></text:p>
          </table:table-cell>
        </table:table-row>
        <table:table-row table:style-name="TableLine94002419379344">
          <table:table-cell table:style-name="_32_._5f_Installatie_5f_uitvoeren.A1" office:value-type="string">
            <text:p text:style-name="P67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400241957188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><text:span text:style-name="Strong_20_Emphasis"><text:span text:style-name="T64"><text:s/></text:span></text:span><text:span text:style-name="Strong_20_Emphasis"><text:span text:style-name="T120"><draw:control text:anchor-type="as-char" draw:z-index="18" draw:name="Vorm11_0" draw:style-name="gr1" draw:text-style-name="P115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3">Welcom</text:span></text:span><text:span text:style-name="Strong_20_Emphasis"><text:span text:style-name="T190">e</text:span></text:span><text:span text:style-name="Strong_20_Emphasis"><text:span text:style-name="T143"> </text:span></text:span><text:span text:style-name="Strong_20_Emphasis"><text:span text:style-name="T144">en </text:span></text:span><text:span text:style-name="Strong_20_Emphasis"><text:span text:style-name="T191">Typing </text:span></text:span><text:span text:style-name="Strong_20_Emphasis"><text:span text:style-name="T132">klik op </text:span></text:span><text:span text:style-name="Strong_20_Emphasis"><text:span text:style-name="T191">N</text:span></text:span><text:span text:style-name="Strong_20_Emphasis"><text:span text:style-name="T163">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6">Als het scherm </text:span></text:span><text:span text:style-name="Strong_20_Emphasis"><text:span text:style-name="T165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2"> </text:span></text:span><text:span text:style-name="Strong_20_Emphasis"><text:span text:style-name="T191">N</text:span></text:span><text:span text:style-name="Strong_20_Emphasis"><text:span text:style-name="T163">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1">Privacy</text:span></text:span><text:span text:style-name="Strong_20_Emphasis"><text:span text:style-name="T143"> </text:span></text:span><text:span text:style-name="Strong_20_Emphasis"><text:span text:style-name="T132">klik op </text:span></text:span><text:span text:style-name="Strong_20_Emphasis"><text:span text:style-name="T191">N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128">O</text:span></text:span><text:span text:style-name="Strong_20_Emphasis"><text:span text:style-name="T133">p het scherm </text:span></text:span><text:span text:style-name="Strong_20_Emphasis"><text:span text:style-name="T171">Connect Your Online Accounts</text:span></text:span><text:span text:style-name="Strong_20_Emphasis"><text:span text:style-name="T133"> </text:span></text:span><text:span text:style-name="Strong_20_Emphasis"><text:span text:style-name="T134">klik </text:span></text:span><text:span text:style-name="Strong_20_Emphasis"><text:span text:style-name="T133">op </text:span></text:span><text:span text:style-name="Strong_20_Emphasis"><text:span text:style-name="T171">Skip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0">Setup Complete</text:span></text:span><text:span text:style-name="Strong_20_Emphasis"><text:span text:style-name="T192"> </text:span></text:span><text:span text:style-name="Strong_20_Emphasis"><text:span text:style-name="T132">klik op </text:span></text:span><text:span text:style-name="Strong_20_Emphasis"><text:span text:style-name="T190">Start Using Debian GNU/Linux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7">Sluit het scherm </text:span></text:span><text:span text:style-name="Strong_20_Emphasis"><text:span text:style-name="T193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002419576992">
          <table:table-cell table:style-name="_32_._5f_Installatie_5f_uitvoeren.A1" office:value-type="string">
            <text:p text:style-name="P73"><text:span text:style-name="Strong_20_Emphasis"><text:span text:style-name="T64"><text:s/></text:span></text:span><text:span text:style-name="Strong_20_Emphasis"><text:span text:style-name="T120"><draw:control text:anchor-type="as-char" draw:z-index="16" draw:name="Vorm13_1" draw:style-name="gr1" draw:text-style-name="P115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8">Start de installatie</text:span></text:span><text:span text:style-name="Strong_20_Emphasis"><text:span text:style-name="T135">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92">klik op </text:span></text:span><text:span text:style-name="Strong_20_Emphasis"><text:span text:style-name="T156">Activities</text:span></text:span><text:span text:style-name="Strong_20_Emphasis"><text:span text:style-name="T92"> en </text:span></text:span><text:span text:style-name="Strong_20_Emphasis"><text:span text:style-name="T93">een </text:span></text:span><text:span text:style-name="Strong_20_Emphasis"><text:span text:style-name="T92">klik op</text:span></text:span><text:span text:style-name="Strong_20_Emphasis"><text:span text:style-name="T94"> </text:span></text:span><text:span text:style-name="Strong_20_Emphasis"><text:span text:style-name="T157">Install Debian</text:span></text:span><text:span text:style-name="Strong_20_Emphasis"><text:span text:style-name="T49">.</text:span></text:span></text:p>
          </table:table-cell>
        </table:table-row>
        <table:table-row table:style-name="TableLine94002419577504">
          <table:table-cell table:style-name="_32_._5f_Installatie_5f_uitvoeren.A1" office:value-type="string">
            <text:p text:style-name="P67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48">Bij </text:span></text:span><text:span text:style-name="Strong_20_Emphasis"><text:span text:style-name="T166">Welcome</text:span></text:span><text:span text:style-name="Strong_20_Emphasis"><text:span text:style-name="T48"> kies </text:span></text:span><text:span text:style-name="Strong_20_Emphasis"><text:span text:style-name="T166">Nederlands</text:span></text:span><text:span text:style-name="Strong_20_Emphasis"><text:span text:style-name="T48"> en klik op </text:span></text:span><text:span text:style-name="Strong_20_Emphasis"><text:span text:style-name="T166">Volgende</text:span></text:span><text:span text:style-name="Strong_20_Emphasis"><text:span text:style-name="T48">.</text:span></text:span></text:p>
          </table:table-cell>
        </table:table-row>
        <table:table-row table:style-name="TableLine94002419578128">
          <table:table-cell table:style-name="_32_._5f_Installatie_5f_uitvoeren.A1" office:value-type="string">
            <text:p text:style-name="P81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9">Bij <text:span text:style-name="T401">Locatie</text:span> kies bij <text:span text:style-name="T401">Regio</text:span> voor <text:span text:style-name="T401">Europa</text:span> en klik op <text:span text:style-name="T401">Volgende</text:span>.</text:p>
          </table:table-cell>
        </table:table-row>
        <table:table-row table:style-name="TableLine94002419578752">
          <table:table-cell table:style-name="_32_._5f_Installatie_5f_uitvoeren.A1" office:value-type="string">
            <text:p text:style-name="P81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9">Bij <text:span text:style-name="T401">Toetsenbord</text:span> kies <text:span text:style-name="T401">English (US)</text:span> en klik op <text:span text:style-name="T401">Volgende</text:span>.</text:p>
          </table:table-cell>
        </table:table-row>
        <table:table-row table:style-name="TableLine9400241957937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002419580000">
          <table:table-cell table:style-name="_32_._5f_Installatie_5f_uitvoeren.A1" office:value-type="string">
            <text:p text:style-name="P81"><text:span text:style-name="Strong_20_Emphasis"><text:span text:style-name="T64"><text:s/></text:span></text:span><text:span text:style-name="Strong_20_Emphasis"><text:span text:style-name="T120"><draw:control text:anchor-type="as-char" draw:z-index="19" draw:name="Vorm13_4" draw:style-name="gr1" draw:text-style-name="P115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9"><text:span text:style-name="T6">Bij </text:span><text:span text:style-name="T19">Partities</text:span><text:span text:style-name="T6"> </text:span><text:span text:style-name="T347">selecteer</text:span><text:span text:style-name="T6"> </text:span><text:span text:style-name="T7">de </text:span><text:span text:style-name="T6">gewenste </text:span><text:span text:style-name="T348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67">Volgende</text:span></text:span><text:span text:style-name="Strong_20_Emphasis"><text:span text:style-name="T50">.</text:span></text:span></text:p>
          </table:table-cell>
        </table:table-row>
        <table:table-row table:style-name="TableLine9400241958062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002419618704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3" draw:name="Vorm13" draw:style-name="gr1" draw:text-style-name="P11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129">Bij </text:span></text:span><text:span text:style-name="Strong_20_Emphasis"><text:span text:style-name="T164">Gebruikers</text:span></text:span><text:span text:style-name="Strong_20_Emphasis"><text:span text:style-name="T129"> vul in </text:span></text:span><text:span text:style-name="Strong_20_Emphasis"><text:span text:style-name="T168">Wat is je naam?</text:span></text:span><text:span text:style-name="Strong_20_Emphasis"><text:span text:style-name="T51"> </text:span></text:span><text:span text:style-name="Definition"><text:span text:style-name="T15">gebruiker</text:span></text:span><text:span text:style-name="Strong_20_Emphasis"><text:span text:style-name="T117">,</text:span></text:span><text:span text:style-name="Strong_20_Emphasis"><text:span text:style-name="T52"> </text:span></text:span><text:span text:style-name="Strong_20_Emphasis"><text:span text:style-name="T168">Welke naam wil je gebruiken om in te loggen?</text:span></text:span><text:span text:style-name="Strong_20_Emphasis"><text:span text:style-name="T52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8">, </text:span></text:span><text:span text:style-name="Strong_20_Emphasis"><text:span text:style-name="T169">Wat is de </text:span></text:span><text:span text:style-name="Strong_20_Emphasis"><text:span text:style-name="T168">naam van deze </text:span></text:span><text:span text:style-name="Strong_20_Emphasis"><text:span text:style-name="T169">computer</text:span></text:span><text:span text:style-name="Strong_20_Emphasis"><text:span text:style-name="T53"> </text:span></text:span><text:span text:style-name="Definition"><text:span text:style-name="T15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48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3">V</text:span></text:span><text:span text:style-name="Strong_20_Emphasis"><text:span text:style-name="T174">olgende</text:span></text:span><text:span text:style-name="Strong_20_Emphasis"><text:span text:style-name="T42">.</text:span></text:span></text:p>
          </table:table-cell>
        </table:table-row>
        <table:table-row table:style-name="TableLine9400241961899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002419619280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4" draw:name="Vorm14" draw:style-name="gr1" draw:text-style-name="P11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6">Bij </text:span></text:span><text:span text:style-name="Strong_20_Emphasis"><text:span text:style-name="T194">Samenvatting</text:span></text:span><text:span text:style-name="Strong_20_Emphasis"><text:span text:style-name="T145"> </text:span></text:span><text:span text:style-name="Strong_20_Emphasis"><text:span text:style-name="T146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5">Installeer</text:span></text:span><text:span text:style-name="Strong_20_Emphasis"><text:span text:style-name="T42">.</text:span></text:span></text:p>
          </table:table-cell>
        </table:table-row>
        <table:table-row table:style-name="TableLine94002419619568">
          <table:table-cell table:style-name="_32_._5f_Installatie_5f_uitvoeren.A1" office:value-type="string">
            <text:p text:style-name="P83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6">Bij </text:span></text:span><text:span text:style-name="Strong_20_Emphasis"><text:span text:style-name="T195">Beëindigen</text:span></text:span><text:span text:style-name="Strong_20_Emphasis"><text:span text:style-name="T14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6">Voltooid</text:span></text:span><text:span text:style-name="Strong_20_Emphasis"><text:span text:style-name="T42">.</text:span></text:span></text:p>
          </table:table-cell>
        </table:table-row>
        <table:table-row table:style-name="TableLine9400241961985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002419620144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5" draw:name="Vorm20" draw:style-name="gr1" draw:text-style-name="P11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36">Verwijder </text:span></text:span><text:span text:style-name="Strong_20_Emphasis"><text:span text:style-name="T137">het </text:span></text:span><text:span text:style-name="Strong_20_Emphasis"><text:span text:style-name="T136">installatiemedium </text:span></text:span><text:span text:style-name="Strong_20_Emphasis"><text:span text:style-name="T138">en</text:span></text:span><text:span text:style-name="Strong_20_Emphasis"><text:span text:style-name="T136"> </text:span></text:span><text:span text:style-name="Strong_20_Emphasis"><text:span text:style-name="T139">druk </text:span></text:span><text:span text:style-name="Strong_20_Emphasis"><text:span text:style-name="T140">op</text:span></text:span><text:span text:style-name="Strong_20_Emphasis"><text:span text:style-name="T139">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Strong_20_Emphasis"><text:span text:style-name="T141">.</text:span></text:span></text:p>
          </table:table-cell>
        </table:table-row>
      </table:table>
      <text:p text:style-name="P61"><text:span text:style-name="Strong_20_Emphasis"><text:span text:style-name="T139"/></text:span></text:p>
      <text:list xml:id="list120335842961723" text:continue-numbering="true" text:style-name="L1">
        <text:list-item>
          <text:p text:style-name="P114"><text:span text:style-name="Strong_20_Emphasis"><text:span text:style-name="T196">Installatie </text:span></text:span><text:span text:style-name="Strong_20_Emphasis"><text:span text:style-name="T197">afronden</text:span></text:span></text:p>
        </text:list-item>
      </text:list>
      <text:p text:style-name="P63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02419543376">
          <table:table-cell table:style-name="_33_._5f_Installatie_5f_afronden.A1" office:value-type="string">
            <text:p text:style-name="P68"><text:span text:style-name="Strong_20_Emphasis"><text:span text:style-name="T64"><text:s/></text:span></text:span><text:span text:style-name="Strong_20_Emphasis"><text:span text:style-name="T120"><draw:control text:anchor-type="as-char" draw:z-index="6" draw:name="Vorm22" draw:style-name="gr1" draw:text-style-name="P11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57">Aanmelden als </text:span></text:span><text:span text:style-name="Definition"><text:span text:style-name="T15">gebruiker</text:span></text:span><text:span text:style-name="Strong_20_Emphasis"><text:span text:style-name="T57">.</text:span></text:span></text:p>
          </table:table-cell>
        </table:table-row>
        <table:table-row table:style-name="TableLine9400241976251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002419731120">
          <table:table-cell table:style-name="_33_._5f_Installatie_5f_afronden.A1" office:value-type="string">
            <text:p text:style-name="P76"><text:span text:style-name="Strong_20_Emphasis"><text:span text:style-name="T64"><text:s/></text:span></text:span><text:span text:style-name="Strong_20_Emphasis"><text:span text:style-name="T120"><draw:control text:anchor-type="as-char" draw:z-index="17" draw:name="Vorm22_1" draw:style-name="gr1" draw:text-style-name="P11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2"> </text:span></text:span><text:span text:style-name="Strong_20_Emphasis"><text:span text:style-name="T198">Volgende </text:span></text:span><text:span text:style-name="Strong_20_Emphasis"><text:span text:style-name="T147">of </text:span></text:span><text:span text:style-name="Strong_20_Emphasis"><text:span text:style-name="T199">Overslaan</text:span></text:span><text:span text:style-name="Strong_20_Emphasis"><text:span text:style-name="T132">.</text:span></text:span></text:p>
          </table:table-cell>
        </table:table-row>
        <table:table-row table:style-name="TableLine940024196816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7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0">Installatie Voltooid</text:span></text:span><text:span text:style-name="Strong_20_Emphasis"><text:span text:style-name="T192"> </text:span></text:span><text:span text:style-name="Strong_20_Emphasis"><text:span text:style-name="T132">klik op </text:span></text:span><text:span text:style-name="Strong_20_Emphasis"><text:span text:style-name="T200">Beginnen met</text:span></text:span><text:span text:style-name="Strong_20_Emphasis"><text:span text:style-name="T190"> Debian GNU/Linux</text:span></text:span><text:span text:style-name="Strong_20_Emphasis"><text:span text:style-name="T132">.</text:span></text:span></text:p>
          </table:table-cell>
        </table:table-row>
        <table:table-row table:style-name="TableLine940024196695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7">Sluit het scherm </text:span></text:span><text:span text:style-name="Strong_20_Emphasis"><text:span text:style-name="T201">Aan de slag</text:span></text:span><text:span text:style-name="Strong_20_Emphasis"><text:span text:style-name="T47">.</text:span></text:span></text:p>
          </table:table-cell>
        </table:table-row>
        <table:table-row table:style-name="TableLine940024196989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6"><text:span text:style-name="Strong_20_Emphasis"><text:span text:style-name="T132"/></text:span></text:p>
          </table:table-cell>
        </table:table-row>
        <table:table-row table:style-name="TableLine94002419685984">
          <table:table-cell table:style-name="_33_._5f_Installatie_5f_afronden.A1" office:value-type="string">
            <text:p text:style-name="P68"><text:span text:style-name="Strong_20_Emphasis"><text:span text:style-name="T64"><text:s/></text:span></text:span><text:span text:style-name="Strong_20_Emphasis"><text:span text:style-name="T120"><draw:control text:anchor-type="as-char" draw:z-index="7" draw:name="Vorm23" draw:style-name="gr1" draw:text-style-name="P11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0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0">Standaard</text:span></text:span><text:span text:style-name="Strong_20_Emphasis"><text:span text:style-name="T63"> of </text:span></text:span><text:span text:style-name="Strong_20_Emphasis"><text:span text:style-name="T170">Beheerder</text:span></text:span><text:span text:style-name="Strong_20_Emphasis"><text:span text:style-name="T60"> </text:span></text:span><text:span text:style-name="Definition"><text:span text:style-name="T26">gebruiker</text:span></text:span><text:span text:style-name="Strong_20_Emphasis"><text:span text:style-name="T142">s </text:span></text:span><text:span text:style-name="Strong_20_Emphasis"><text:span text:style-name="T135">toe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69"><text:note text:id="ftn7" text:note-class="footnote"><text:note-citation>1</text:note-citation><text:note-body><text:p text:style-name="P25"><text:span text:style-name="T313">De </text:span><text:span text:style-name="T314">Super</text:span><text:span text:style-name="T313">-toets is de Windows</text:span><text:span text:style-name="T315">-</text:span><text:span text:style-name="T316">toets</text:span><text:span text:style-name="T313">, </text:span><text:span text:style-name="T315">C</text:span><text:span text:style-name="T313">ommand-</text:span><text:span text:style-name="T316">toets</text:span><text:span text:style-name="T313">, of </text:span><text:span text:style-name="T315">V</text:span><text:span text:style-name="T313">ergrootglas-toets.</text:span>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8">geb</text:span></text:span><text:span text:style-name="Strong_20_Emphasis"><text:span text:style-name="T159">r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</text:span></text:span><text:span text:style-name="Strong_20_Emphasis"><text:span text:style-name="T95">bij </text:span></text:span><text:span text:style-name="Strong_20_Emphasis"><text:span text:style-name="T177">Instellingen </text:span></text:span><text:span text:style-name="Strong_20_Emphasis"><text:span text:style-name="T96">rechts o</text:span></text:span><text:span text:style-name="Strong_20_Emphasis"><text:span text:style-name="T66">p </text:span></text:span><text:span text:style-name="Strong_20_Emphasis"><text:span text:style-name="T178">Gebruikers</text:span></text:span><text:span text:style-name="Strong_20_Emphasis"><text:span text:style-name="T97">.</text:span></text:span></text:p>
          </table:table-cell>
        </table:table-row>
        <table:table-row table:style-name="TableLine940024196720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30">Klik links</text:span></text:span><text:span text:style-name="Strong_20_Emphasis"><text:span text:style-name="T149"> </text:span></text:span><text:span text:style-name="Strong_20_Emphasis"><text:span text:style-name="T98">op </text:span></text:span><text:span text:style-name="Strong_20_Emphasis"><text:span text:style-name="T160">Ontgrendelen</text:span></text:span><text:span text:style-name="Strong_20_Emphasis"><text:span text:style-name="T98"> </text:span></text:span><text:span text:style-name="Strong_20_Emphasis"><text:span text:style-name="T99">en daarna op </text:span></text:span><text:span text:style-name="Strong_20_Emphasis"><text:span text:style-name="T184">Gebruik</text:span></text:span><text:span text:style-name="Strong_20_Emphasis"><text:span text:style-name="T185">er</text:span></text:span><text:span text:style-name="Strong_20_Emphasis"><text:span text:style-name="T184"> toevoegen</text:span></text:span><text:span text:style-name="Strong_20_Emphasis"><text:span text:style-name="T99">.</text:span></text:span></text:p>
          </table:table-cell>
        </table:table-row>
        <table:table-row table:style-name="TableLine940024196727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49">Sluit </text:span></text:span><text:span text:style-name="Strong_20_Emphasis"><text:span text:style-name="T184">Gebruiker toevoegen</text:span></text:span><text:span text:style-name="Strong_20_Emphasis"><text:span text:style-name="T99">.</text:span></text:span></text:p>
          </table:table-cell>
        </table:table-row>
        <table:table-row table:style-name="TableLine940024196784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002419679024">
          <table:table-cell table:style-name="_33_._5f_Installatie_5f_afron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15" draw:name="Vorm4_1" draw:style-name="gr1" draw:text-style-name="P11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07"><text:span text:style-name="Strong_20_Emphasis"><text:span text:style-name="T64">Installeer </text:span></text:span><text:span text:style-name="Strong_20_Emphasis"><text:span text:style-name="T114">pakket kz </text:span></text:span><text:span text:style-name="Strong_20_Emphasis"><text:span text:style-name="T116">van Karel Zimmer </text:span></text:span><text:span text:style-name="Strong_20_Emphasis"><text:span text:style-name="T114">met </text:span></text:span><text:span text:style-name="Strong_20_Emphasis"><text:span text:style-name="T116">Linux documenten</text:span></text:span><text:span text:style-name="Strong_20_Emphasis"><text:span text:style-name="T115"> en </text:span></text:span><text:span text:style-name="Strong_20_Emphasis"><text:span text:style-name="T113">scripts</text:span></text:span><text:span text:style-name="Strong_20_Emphasis"><text:span text:style-name="T64">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38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53">Terminalvenster</text:span></text:span><text:span text:style-name="Strong_20_Emphasis"><text:span text:style-name="T72">. </text:span></text:span></text:p>
          </table:table-cell>
        </table:table-row>
        <table:table-row table:style-name="TableLine94002419791328">
          <table:table-cell table:style-name="_33_._5f_Installatie_5f_afronden.A1" office:value-type="string">
            <text:p text:style-name="P71"><text:span text:style-name="Strong_20_Emphasis"><text:span text:style-name="T64"/></text:span></text:p>
          </table:table-cell>
          <table:table-cell table:style-name="_33_._5f_Installatie_5f_afronden.A1" office:value-type="string">
            <text:p text:style-name="P74"><text:span text:style-name="T4">Typ</text:span><text:span text:style-name="Strong_20_Emphasis"><text:span text:style-name="T76">, of </text:span></text:span><text:span text:style-name="Strong_20_Emphasis"><text:span text:style-name="T72">kopieer en plak, de</text:span></text:span><text:span text:style-name="Strong_20_Emphasis"><text:span text:style-name="T100">z</text:span></text:span><text:span text:style-name="Strong_20_Emphasis"><text:span text:style-name="T101">e</text:span></text:span><text:span text:style-name="Strong_20_Emphasis"><text:span text:style-name="T72"> </text:span></text:span><text:span text:style-name="Strong_20_Emphasis"><text:span text:style-name="T78">drie </text:span></text:span><text:span text:style-name="Strong_20_Emphasis"><text:span text:style-name="T72">opdrachten, ieder gevolgd door de </text:span></text:span><text:span text:style-name="Strong_20_Emphasis"><text:span text:style-name="T67">Enter</text:span></text:span><text:span text:style-name="Strong_20_Emphasis"><text:span text:style-name="T66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00241979195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9"><text:span text:style-name="Strong_20_Emphasis"><text:span text:style-name="T78">V</text:span></text:span><text:span text:style-name="Strong_20_Emphasis"><text:span text:style-name="T79">olg </text:span></text:span><text:span text:style-name="Strong_20_Emphasis"><text:span text:style-name="T80">de aanwijzingen op het scherm.</text:span></text:span></text:p>
          </table:table-cell>
        </table:table-row>
        <table:table-row table:style-name="TableLine9400241979430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002419795008">
          <table:table-cell table:style-name="_33_._5f_Installatie_5f_afronden.A1" office:value-type="string">
            <text:p text:style-name="P68"><text:span text:style-name="Strong_20_Emphasis"><text:span text:style-name="T64"><text:s/></text:span></text:span><text:span text:style-name="Strong_20_Emphasis"><text:span text:style-name="T120"><draw:control text:anchor-type="as-char" draw:z-index="8" draw:name="Vorm33" draw:style-name="gr1" draw:text-style-name="P11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</text:span></text:span><text:span text:style-name="Strong_20_Emphasis"><text:span text:style-name="T102"><text:note text:id="ftn8" text:note-class="footnote"><text:note-citation>2</text:note-citation><text:note-body><text:p text:style-name="P105">De installatie kan <text:span text:style-name="T420">ge</text:span>controle<text:span text:style-name="T420">e</text:span>r<text:span text:style-name="T420">d worden </text:span>op volledigheid met <text:span text:style-name="T421">bestand</text:span> <text:span text:style-name="T402">Persoonlijke map / kz / Apps</text:span>.</text:p></text:note-body></text:note></text:span></text:span><text:span text:style-name="Strong_20_Emphasis"><text:span text:style-name="T102"> </text:span></text:span><text:span text:style-name="Strong_20_Emphasis"><text:span text:style-name="T6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8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1">men</text:span></text:span><text:span text:style-name="Strong_20_Emphasis"><text:span text:style-name="T155">u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79">Installatiem</text:span></text:span><text:span text:style-name="Strong_20_Emphasis"><text:span text:style-name="T180">enu</text:span></text:span><text:span text:style-name="Strong_20_Emphasis"><text:span text:style-name="T69">.</text:span></text:span></text:p>
          </table:table-cell>
        </table:table-row>
        <table:table-row table:style-name="TableLine94002419670624">
          <table:table-cell table:style-name="_33_._5f_Installatie_5f_afronden.A1" office:value-type="string">
            <text:p text:style-name="P68"><text:span text:style-name="Strong_20_Emphasis"><text:span text:style-name="T64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89">K</text:span></text:span><text:span text:style-name="Strong_20_Emphasis"><text:span text:style-name="T87">ie</text:span></text:span><text:span text:style-name="Strong_20_Emphasis"><text:span text:style-name="T88">s </text:span></text:span><text:span text:style-name="Strong_20_Emphasis"><text:span text:style-name="T186">3 </text:span></text:span><text:span text:style-name="Strong_20_Emphasis"><text:span text:style-name="T187">Installatie</text:span></text:span><text:span text:style-name="Strong_20_Emphasis"><text:span text:style-name="T188"> </text:span></text:span><text:span text:style-name="Strong_20_Emphasis"><text:span text:style-name="T189">afrond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106">v</text:span></text:span><text:span text:style-name="Strong_20_Emphasis"><text:span text:style-name="T80">olg de aanwijzingen op het scherm.</text:span></text:span></text:p>
          </table:table-cell>
        </table:table-row>
        <table:table-row table:style-name="TableLine94002419671408"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87"/>
          </table:table-cell>
        </table:table-row>
        <table:table-row table:style-name="TableLine94002419793104">
          <table:table-cell table:style-name="_33_._5f_Installatie_5f_afronden.A1" office:value-type="string">
            <text:p text:style-name="P97"><text:span text:style-name="Strong_20_Emphasis"><text:span text:style-name="T64"><text:s/></text:span></text:span><text:span text:style-name="Strong_20_Emphasis"><text:span text:style-name="T120"><draw:control text:anchor-type="as-char" draw:z-index="23" draw:name="Vorm33_0" draw:style-name="gr1" draw:text-style-name="P11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6">Herstart de computer</text:p>
          </table:table-cell>
        </table:table-row>
      </table:table>
      <text:p text:style-name="P63"><text:span text:style-name="Strong_20_Emphasis"><text:span text:style-name="T57"><text:tab/></text:span></text:span></text:p>
      <text:p text:style-name="P64"><text:span text:style-name="Strong_20_Emphasis"><text:span text:style-name="T90"/></text:span></text:p>
      <text:p text:style-name="P65"><text:span text:style-name="Strong_20_Emphasis"><text:span text:style-name="T80"/></text:span></text:p>
      <text:list xml:id="list120333993472009" text:continue-numbering="true" text:style-name="L1">
        <text:list-item>
          <text:p text:style-name="P113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002419797152">
          <table:table-cell table:style-name="Tabel2.A1" office:value-type="string">
            <text:p text:style-name="P84"><text:span text:style-name="Strong_20_Emphasis"><text:span text:style-name="T64"><text:s/></text:span></text:span><text:span text:style-name="Strong_20_Emphasis"><text:span text:style-name="T120"><draw:control text:anchor-type="as-char" draw:z-index="20" draw:name="Vorm36_0" draw:style-name="gr1" draw:text-style-name="P115" svg:width="0.35cm" svg:height="0.35cm" draw:control="control21"/></text:span></text:span></text:p>
          </table:table-cell>
          <table:table-cell table:style-name="Tabel2.A1" office:value-type="string">
            <text:p text:style-name="P52"><text:span text:style-name="Strong_20_Emphasis"><text:span text:style-name="T57">Aanmelden als </text:span></text:span><text:span text:style-name="Definition"><text:span text:style-name="T15">gebruiker</text:span></text:span><text:span text:style-name="Strong_20_Emphasis"><text:span text:style-name="T65"><text:note text:id="ftn9" text:note-class="footnote"><text:note-citation>1</text:note-citation><text:note-body><text:p text:style-name="P92"><text:span text:style-name="User_20_Entry"><text:span text:style-name="T216">E</text:span></text:span><text:span text:style-name="User_20_Entry"><text:span text:style-name="T246">v</text:span></text:span><text:span text:style-name="User_20_Entry"><text:span text:style-name="T247">en</text:span></text:span><text:span text:style-name="User_20_Entry"><text:span text:style-name="T249">t</text:span></text:span><text:span text:style-name="User_20_Entry"><text:span text:style-name="T250">uele </text:span></text:span><text:span text:style-name="User_20_Entry"><text:span text:style-name="T251">extra </text:span></text:span><text:span text:style-name="User_20_Entry"><text:span text:style-name="T254">gebruiker</text:span></text:span><text:span text:style-name="User_20_Entry"><text:span text:style-name="T251">s aanmelden </text:span></text:span><text:span text:style-name="User_20_Entry"><text:span text:style-name="T252">en dezelfde stappen uitvoeren</text:span></text:span><text:span text:style-name="User_20_Entry"><text:span text:style-name="T248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00241967532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002419868384">
          <table:table-cell table:style-name="Tabel2.A1" office:value-type="string">
            <text:p text:style-name="P88"><text:span text:style-name="Strong_20_Emphasis"><text:span text:style-name="T64"><text:s/></text:span></text:span><text:span text:style-name="Strong_20_Emphasis"><text:span text:style-name="T120"><draw:control text:anchor-type="as-char" draw:z-index="21" draw:name="Vorm36_2" draw:style-name="gr1" draw:text-style-name="P115" svg:width="0.35cm" svg:height="0.35cm" draw:control="control22"/></text:span></text:span></text:p>
          </table:table-cell>
          <table:table-cell table:style-name="Tabel2.A1" office:value-type="string">
            <text:p text:style-name="P51"><text:span text:style-name="Strong_20_Emphasis"><text:span text:style-name="T107">R</text:span></text:span><text:span text:style-name="Strong_20_Emphasis"><text:span text:style-name="T108">icht </text:span></text:span><text:span text:style-name="Strong_20_Emphasis"><text:span text:style-name="T109">de </text:span></text:span><text:span text:style-name="Definition"><text:span text:style-name="T27">gebruiker</text:span></text:span><text:span text:style-name="Strong_20_Emphasis"><text:span text:style-name="T108"> </text:span></text:span><text:span text:style-name="Strong_20_Emphasis"><text:span text:style-name="T110">in </text:span></text:span><text:span text:style-name="Strong_20_Emphasis"><text:span text:style-name="T6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8"><text:note text:id="ftn10" text:note-class="footnote"><text:note-citation>2</text:note-citation><text:note-body><text:p text:style-name="P26"><text:span text:style-name="T313">D</text:span>e <text:span text:style-name="T413">Super</text:span>-toets <text:span text:style-name="T313">is </text:span>de Windows<text:span text:style-name="T411">-</text:span><text:span text:style-name="T412">toets</text:span>, <text:span text:style-name="T411">C</text:span>ommand-<text:span text:style-name="T412">toets</text:span>, of <text:span text:style-name="T411">V</text:span>ergrootglas-toets.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1">men</text:span></text:span><text:span text:style-name="Strong_20_Emphasis"><text:span text:style-name="T155">u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79">Installatiem</text:span></text:span><text:span text:style-name="Strong_20_Emphasis"><text:span text:style-name="T180">enu</text:span></text:span><text:span text:style-name="Strong_20_Emphasis"><text:span text:style-name="T69">.</text:span></text:span></text:p>
          </table:table-cell>
        </table:table-row>
        <table:table-row table:style-name="TableLine9400241985884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89">K</text:span></text:span><text:span text:style-name="Strong_20_Emphasis"><text:span text:style-name="T87">ie</text:span></text:span><text:span text:style-name="Strong_20_Emphasis"><text:span text:style-name="T88">s </text:span></text:span><text:span text:style-name="Strong_20_Emphasis"><text:span text:style-name="T186">4 </text:span></text:span><text:span text:style-name="Strong_20_Emphasis"><text:span text:style-name="T162">Gebruiker inricht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111">v</text:span></text:span><text:span text:style-name="Strong_20_Emphasis"><text:span text:style-name="T80">olg de aanwijzingen op het scherm</text:span></text:span><text:span text:style-name="Strong_20_Emphasis"><text:span text:style-name="T150">.</text:span></text:span></text:p>
          </table:table-cell>
        </table:table-row>
        <table:table-row table:style-name="TableLine9400241987705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002419888816">
          <table:table-cell table:style-name="Tabel2.A1" office:value-type="string">
            <text:p text:style-name="P22"><text:span text:style-name="Strong_20_Emphasis"><text:span text:style-name="T118"><text:s/></text:span></text:span><text:span text:style-name="Strong_20_Emphasis"><text:span text:style-name="T122"><draw:control text:anchor-type="as-char" draw:z-index="27" draw:name="Vorm36_ 2" draw:style-name="gr1" draw:text-style-name="P115" svg:width="0.35cm" svg:height="0.35cm" draw:control="control28"/></text:span></text:span></text:p>
          </table:table-cell>
          <table:table-cell table:style-name="Tabel2.A1" office:value-type="string">
            <text:p text:style-name="P103">Wijzig <text:span text:style-name="T422">indien gewenst </text:span><text:span text:style-name="T418">de g</text:span>ebruikersfoto <text:span text:style-name="T417">v</text:span><text:span text:style-name="T8">ia </text:span><text:span text:style-name="T9">een druk op </text:span><text:span text:style-name="T8">d</text:span><text:span text:style-name="T349">e </text:span><text:span text:style-name="T350">Super</text:span><text:span text:style-name="T349">-toets</text:span><text:span text:style-name="T374"><text:note-ref text:note-class="footnote" text:reference-format="text" text:ref-name="ftn10">2</text:note-ref></text:span><text:span text:style-name="T349">, </text:span><text:span text:style-name="T351">zoek </text:span><text:span text:style-name="T355">gebr</text:span><text:span text:style-name="T351"> en klik achter </text:span><text:span text:style-name="T354">Instellingen</text:span><text:span text:style-name="T351"> op </text:span><text:span text:style-name="T355">Gebruikers</text:span><text:span text:style-name="T349">.</text:span></text:p>
            <text:p text:style-name="P102"><text:span text:style-name="T352">Klik op </text:span><text:span text:style-name="Strong_20_Emphasis"><text:span text:style-name="T317">Ontgrendelen</text:span></text:span><text:span text:style-name="T352">.</text:span></text:p>
            <text:p text:style-name="P102"><text:span text:style-name="T352">Klik op afbeelding voor </text:span><text:span text:style-name="Definition"><text:span text:style-name="T28">gebruiker</text:span></text:span><text:span text:style-name="T352">.</text:span></text:p>
            <text:p text:style-name="P104"><text:span text:style-name="T352">Klik op </text:span><text:span text:style-name="Strong_20_Emphasis"><text:span text:style-name="T317">Selecteer een bestand</text:span></text:span><text:span text:style-name="T352">.</text:span><text:span text:style-name="T349"><text:line-break/></text:span><text:span text:style-name="T344">Selecteer </text:span><text:span text:style-name="T346">indien aanwezig</text:span><text:span text:style-name="T343"> </text:span><text:span text:style-name="T353">Gebruikersfoto</text:span><text:span text:style-name="T343"> </text:span><text:span text:style-name="T345">in</text:span><text:span text:style-name="T343"> </text:span><text:span text:style-name="T356">Persoonlijke map</text:span><text:span text:style-name="T343"> / </text:span><text:span text:style-name="T356">kz-</text:span><text:span text:style-name="T357">data</text:span><text:span text:style-name="T343">.</text:span></text:p>
          </table:table-cell>
        </table:table-row>
        <table:table-row table:style-name="TableLine94002419891632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9"/>
          </table:table-cell>
        </table:table-row>
        <table:table-row table:style-name="TableLine94002419886384">
          <table:table-cell table:style-name="Tabel2.A1" office:value-type="string">
            <text:p text:style-name="P20"><text:span text:style-name="Strong_20_Emphasis"><text:span text:style-name="T118"><text:s/></text:span></text:span><text:span text:style-name="Strong_20_Emphasis"><text:span text:style-name="T122"><draw:control text:anchor-type="as-char" draw:z-index="22" draw:name="Vorm36_1" draw:style-name="gr1" draw:text-style-name="P115" svg:width="0.35cm" svg:height="0.35cm" draw:control="control23"/></text:span></text:span></text:p>
          </table:table-cell>
          <table:table-cell table:style-name="Tabel2.A1" office:value-type="string">
            <text:p text:style-name="P59">Afmelden.</text:p>
          </table:table-cell>
        </table:table-row>
      </table:table>
      <text:p text:style-name="P46"><text:span text:style-name="Strong_20_Emphasis"><text:span text:style-name="T112"/></text:span></text:p>
      <text:p text:style-name="P19"/>
      <text:p text:style-name="P91"><text:span text:style-name="T202">E</text:span><text:span text:style-name="T203">inde c</text:span><text:span text:style-name="T204">hecklist, </text:span><text:span text:style-name="T205">d</text:span><text:span text:style-name="T204">e</text:span><text:span text:style-name="T335"> installatie van </text:span><text:span text:style-name="T335"><text:reference-ref text:reference-format="text" text:ref-name="Distributie">Debian</text:reference-ref></text:span><text:span text:style-name="T335"><text:s/></text:span><text:span text:style-name="Strong_20_Emphasis"><text:span text:style-name="T336">GNU/Linux</text:span></text:span><text:span text:style-name="Strong_20_Emphasis"><text:span text:style-name="T335"> </text:span></text:span><text:span text:style-name="T337"><text:reference-ref text:reference-format="text" text:ref-name="Versie">11</text:reference-ref></text:span><text:span text:style-name="Strong_20_Emphasis"><text:span text:style-name="T339"><text:s/></text:span></text:span><text:span text:style-name="Strong_20_Emphasis"><text:span text:style-name="T340">LTS</text:span></text:span><text:span text:style-name="T338"> </text:span><text:span text:style-name="T335"><text:reference-ref text:reference-format="text" text:ref-name="Editie">desktop</text:reference-ref></text:span><text:span text:style-name="T335"><text:s/>is voltooid.</text:span></text:p>
      <text:p text:style-name="P45"/>
      <text:p text:style-name="P36"><text:span text:style-name="T131">Geschreven</text:span><text:span text:style-name="T6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1">&gt;</text:span><text:span text:style-name="T6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7-31T12:03:33.517935737">31-07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31T12:03:33.344705640</dc:date>
    <meta:keyword>Installatie</meta:keyword>
    <meta:keyword>Checklist</meta:keyword>
    <meta:keyword>Linux</meta:keyword>
    <meta:editing-cycles>6578</meta:editing-cycles>
    <meta:editing-duration>P11DT14H46M26S</meta:editing-duration>
    <meta:print-date>2021-03-23T20:07:57.967210640</meta:print-date>
    <dc:creator>Karel Zimmer</dc:creator>
    <meta:document-statistic meta:table-count="4" meta:image-count="0" meta:object-count="0" meta:page-count="4" meta:paragraph-count="105" meta:word-count="886" meta:character-count="6043" meta:non-whitespace-character-count="5191"/>
    <meta:user-defined meta:name="Info 1"/>
    <meta:user-defined meta:name="Info 2"/>
    <meta:user-defined meta:name="Info 3"/>
    <meta:user-defined meta:name="Info 4"/>
  </office:meta>
</office:document-meta>
</file>